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7000000AE856855202C34B032.png" manifest:media-type="image/png"/>
  <manifest:file-entry manifest:full-path="Pictures/10000001000002280000003E3A4E6D3DD11267E1.png" manifest:media-type="image/png"/>
  <manifest:file-entry manifest:full-path="Pictures/10000001000002550000006FBB46E94D9C5CC9A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yriad Pro Light SemiCond" svg:font-family="'Myriad Pro Light SemiCond', 'Segoe UI Light'" style:font-family-generic="swiss" style:font-pitch="variable"/>
    <style:font-face style:name="NSimSun" svg:font-family="NSimSun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Tabela1" style:family="table">
      <style:table-properties style:width="16.383cm" fo:margin-left="-0.191cm" table:align="left" style:writing-mode="lr-tb"/>
    </style:style>
    <style:style style:name="Tabela1.A" style:family="table-column">
      <style:table-column-properties style:column-width="2.392cm"/>
    </style:style>
    <style:style style:name="Tabela1.B" style:family="table-column">
      <style:table-column-properties style:column-width="13.99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383cm" fo:margin-left="-0.191cm" table:align="left" style:writing-mode="lr-tb"/>
    </style:style>
    <style:style style:name="Tabela2.A" style:family="table-column">
      <style:table-column-properties style:column-width="8.123cm"/>
    </style:style>
    <style:style style:name="Tabela2.B" style:family="table-column">
      <style:table-column-properties style:column-width="8.2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383cm" fo:margin-left="-0.191cm" table:align="left" style:writing-mode="lr-tb"/>
    </style:style>
    <style:style style:name="Tabela3.A" style:family="table-column">
      <style:table-column-properties style:column-width="6.655cm"/>
    </style:style>
    <style:style style:name="Tabela3.B" style:family="table-column">
      <style:table-column-properties style:column-width="9.72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383cm" fo:margin-left="-0.191cm" table:align="left" style:writing-mode="lr-tb"/>
    </style:style>
    <style:style style:name="Tabela6.A" style:family="table-column">
      <style:table-column-properties style:column-width="7.361cm"/>
    </style:style>
    <style:style style:name="Tabela6.B" style:family="table-column">
      <style:table-column-properties style:column-width="9.022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6.383cm" fo:margin-left="-0.191cm" table:align="left" style:writing-mode="lr-tb"/>
    </style:style>
    <style:style style:name="Tabela7.A" style:family="table-column">
      <style:table-column-properties style:column-width="7.045cm"/>
    </style:style>
    <style:style style:name="Tabela7.B" style:family="table-column">
      <style:table-column-properties style:column-width="9.33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6.383cm" fo:margin-left="-0.191cm" table:align="left" style:writing-mode="lr-tb"/>
    </style:style>
    <style:style style:name="Tabela8.A" style:family="table-column">
      <style:table-column-properties style:column-width="7.405cm"/>
    </style:style>
    <style:style style:name="Tabela8.B" style:family="table-column">
      <style:table-column-properties style:column-width="8.978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color="#3465a4" loext:opacity="100%" style:font-name="Trebuchet MS" fo:font-size="8.5pt" fo:font-weight="bold" officeooo:rsid="0017a638" officeooo:paragraph-rsid="0017a638" style:font-size-asian="8.5pt" style:font-weight-asian="bold" style:font-size-complex="8.5pt" style:font-weight-complex="bold"/>
    </style:style>
    <style:style style:name="P2" style:family="paragraph" style:parent-style-name="Footer">
      <style:paragraph-properties fo:text-align="end" style:justify-single-word="false"/>
      <style:text-properties fo:color="#2a6099" loext:opacity="100%" style:font-name="Trebuchet MS" fo:font-size="10pt" fo:font-weight="bold" officeooo:rsid="0017a638" officeooo:paragraph-rsid="0017a638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Trebuchet MS" officeooo:rsid="001e6db2" officeooo:paragraph-rsid="001e6db2"/>
    </style:style>
    <style:style style:name="P4" style:family="paragraph" style:parent-style-name="Standard">
      <style:text-properties style:font-name="Calibri" fo:font-size="10pt" officeooo:rsid="001e6db2" officeooo:paragraph-rsid="002062fd" style:font-size-asian="10pt" style:font-name-complex="Calibri" style:font-size-complex="12pt"/>
    </style:style>
    <style:style style:name="P5" style:family="paragraph" style:parent-style-name="Standard">
      <style:text-properties style:font-name="Trebuchet MS" officeooo:rsid="001e6db2" officeooo:paragraph-rsid="001e6db2"/>
    </style:style>
    <style:style style:name="P6" style:family="paragraph" style:parent-style-name="Header">
      <style:paragraph-properties fo:text-align="center" style:justify-single-word="false"/>
      <style:text-properties officeooo:paragraph-rsid="002062fd"/>
    </style:style>
    <style:style style:name="P7" style:family="paragraph" style:parent-style-name="Header">
      <style:paragraph-properties fo:text-align="center" style:justify-single-word="false"/>
      <style:text-properties fo:font-size="2pt" fo:font-weight="bold" officeooo:paragraph-rsid="002062fd" style:font-size-asian="2pt" style:font-weight-asian="bold" style:font-size-complex="2pt"/>
    </style:style>
    <style:style style:name="P8" style:family="paragraph" style:parent-style-name="Texto_20_principal">
      <style:paragraph-properties fo:text-align="center" style:justify-single-word="false" fo:hyphenation-ladder-count="no-limit"/>
      <style:text-properties fo:color="#ffffff" loext:opacity="100%" style:font-name="Calibri" fo:font-size="14pt" officeooo:paragraph-rsid="002062fd" style:font-size-asian="14pt" style:font-name-complex="Calibri" style:font-size-complex="14pt" fo:background-color="#008000" fo:hyphenate="false" fo:hyphenation-remain-char-count="2" fo:hyphenation-push-char-count="2" loext:hyphenation-no-caps="false"/>
    </style:style>
    <style:style style:name="P9" style:family="paragraph" style:parent-style-name="Texto_20_principal">
      <style:paragraph-properties fo:text-align="center" style:justify-single-word="false" fo:hyphenation-ladder-count="no-limit"/>
      <style:text-properties style:font-name="Calibri" fo:font-size="10pt" officeooo:paragraph-rsid="002062fd" style:font-size-asian="10pt" style:font-name-complex="Calibri" style:font-size-complex="10pt" fo:hyphenate="false" fo:hyphenation-remain-char-count="2" fo:hyphenation-push-char-count="2" loext:hyphenation-no-caps="false"/>
    </style:style>
    <style:style style:name="P10" style:family="paragraph" style:parent-style-name="Texto_20_principal">
      <style:paragraph-properties fo:hyphenation-ladder-count="no-limit"/>
      <style:text-properties style:font-name="Calibri" fo:font-size="10pt" officeooo:paragraph-rsid="002062fd" style:font-size-asian="10pt" style:font-name-complex="Calibri" style:font-size-complex="10pt" fo:hyphenate="false" fo:hyphenation-remain-char-count="2" fo:hyphenation-push-char-count="2" loext:hyphenation-no-caps="false"/>
    </style:style>
    <style:style style:name="P11" style:family="paragraph" style:parent-style-name="Texto_20_principal">
      <style:paragraph-properties fo:margin-left="0.199cm" fo:margin-right="0cm" fo:hyphenation-ladder-count="no-limit" fo:text-indent="0cm" style:auto-text-indent="false"/>
      <style:text-properties style:font-name="Calibri" fo:font-size="10pt" officeooo:paragraph-rsid="002062fd" style:font-size-asian="10pt" style:font-name-complex="Calibri" style:font-size-complex="10pt" fo:hyphenate="false" fo:hyphenation-remain-char-count="2" fo:hyphenation-push-char-count="2" loext:hyphenation-no-caps="false"/>
    </style:style>
    <style:style style:name="P12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officeooo:paragraph-rsid="002062fd" style:font-size-asian="10pt" style:font-name-complex="Calibri" style:font-size-complex="10pt" fo:hyphenate="false" fo:hyphenation-remain-char-count="2" fo:hyphenation-push-char-count="2" loext:hyphenation-no-caps="false"/>
    </style:style>
    <style:style style:name="P13" style:family="paragraph" style:parent-style-name="Texto_20_principal">
      <style:paragraph-properties fo:hyphenation-ladder-count="no-limit"/>
      <style:text-properties style:font-name="Calibri" fo:font-size="10pt" fo:language="en" fo:country="US" officeooo:paragraph-rsid="002062fd" style:font-size-asian="10pt" style:font-name-complex="Calibri" style:font-size-complex="10pt" fo:hyphenate="false" fo:hyphenation-remain-char-count="2" fo:hyphenation-push-char-count="2" loext:hyphenation-no-caps="false"/>
    </style:style>
    <style:style style:name="P14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fo:language="en" fo:country="US" fo:font-weight="bold" officeooo:paragraph-rsid="002062fd" style:font-size-asian="10pt" style:font-weight-asian="bold" style:font-name-complex="Calibri" style:font-size-complex="10pt" fo:hyphenate="false" fo:hyphenation-remain-char-count="2" fo:hyphenation-push-char-count="2" loext:hyphenation-no-caps="false"/>
    </style:style>
    <style:style style:name="P15" style:family="paragraph" style:parent-style-name="Texto_20_principal">
      <style:paragraph-properties fo:hyphenation-ladder-count="no-limit"/>
      <style:text-properties fo:color="#00b050" loext:opacity="100%" style:font-name="Calibri" fo:font-size="10pt" fo:language="en" fo:country="US" fo:font-weight="bold" officeooo:paragraph-rsid="002062fd" style:font-size-asian="10pt" style:font-weight-asian="bold" style:font-name-complex="Calibri" style:font-size-complex="10pt" fo:hyphenate="false" fo:hyphenation-remain-char-count="2" fo:hyphenation-push-char-count="2" loext:hyphenation-no-caps="false"/>
    </style:style>
    <style:style style:name="P16" style:family="paragraph" style:parent-style-name="Texto_20_principal">
      <style:paragraph-properties fo:margin-left="0.199cm" fo:margin-right="0cm" fo:hyphenation-ladder-count="no-limit" fo:text-indent="0cm" style:auto-text-indent="false"/>
      <style:text-properties fo:color="#00b050" loext:opacity="100%" style:font-name="Calibri" fo:font-size="10pt" fo:font-weight="bold" officeooo:paragraph-rsid="002062fd" style:font-size-asian="10pt" style:font-weight-asian="bold" style:font-name-complex="Calibri" style:font-size-complex="10pt" fo:hyphenate="false" fo:hyphenation-remain-char-count="2" fo:hyphenation-push-char-count="2" loext:hyphenation-no-caps="false"/>
    </style:style>
    <style:style style:name="P17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officeooo:paragraph-rsid="002062fd" fo:hyphenate="false" fo:hyphenation-remain-char-count="2" fo:hyphenation-push-char-count="2" loext:hyphenation-no-caps="false"/>
    </style:style>
    <style:style style:name="P18" style:family="paragraph" style:parent-style-name="Texto_20_principal">
      <style:paragraph-properties fo:hyphenation-ladder-count="no-limit"/>
      <style:text-properties officeooo:paragraph-rsid="002062fd" fo:hyphenate="false" fo:hyphenation-remain-char-count="2" fo:hyphenation-push-char-count="2" loext:hyphenation-no-caps="false"/>
    </style:style>
    <style:style style:name="P19" style:family="paragraph" style:parent-style-name="Texto_20_principal">
      <style:paragraph-properties fo:margin-left="0.199cm" fo:margin-right="0cm" fo:hyphenation-ladder-count="no-limit" fo:text-indent="0cm" style:auto-text-indent="false"/>
      <style:text-properties officeooo:paragraph-rsid="002062fd" fo:hyphenate="false" fo:hyphenation-remain-char-count="2" fo:hyphenation-push-char-count="2" loext:hyphenation-no-caps="false"/>
    </style:style>
    <style:style style:name="P20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language="en" fo:country="US" officeooo:paragraph-rsid="002062fd" fo:hyphenate="false" fo:hyphenation-remain-char-count="2" fo:hyphenation-push-char-count="2" loext:hyphenation-no-caps="false"/>
    </style:style>
    <style:style style:name="P21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officeooo:rsid="001b1b7b" officeooo:paragraph-rsid="002062fd" fo:hyphenate="false" fo:hyphenation-remain-char-count="2" fo:hyphenation-push-char-count="2" loext:hyphenation-no-caps="false"/>
    </style:style>
    <style:style style:name="P22" style:family="paragraph" style:parent-style-name="Título_20_Capítulos">
      <style:paragraph-properties fo:text-align="start" style:justify-single-word="false" fo:hyphenation-ladder-count="no-limit"/>
      <style:text-properties fo:color="#009e00" loext:opacity="100%" style:font-name="Calibri" fo:font-size="10pt" fo:font-weight="normal" officeooo:paragraph-rsid="002062fd" style:font-size-asian="10pt" style:font-weight-asian="normal" style:font-name-complex="Calibri" style:font-size-complex="10pt" style:font-weight-complex="normal" fo:hyphenate="false" fo:hyphenation-remain-char-count="2" fo:hyphenation-push-char-count="2" loext:hyphenation-no-caps="false"/>
    </style:style>
    <style:style style:name="T1" style:family="text">
      <style:text-properties fo:color="#009e00" loext:opacity="100%"/>
    </style:style>
    <style:style style:name="T2" style:family="text">
      <style:text-properties officeooo:rsid="001b1b7b"/>
    </style:style>
    <style:style style:name="T3" style:family="text">
      <style:text-properties style:font-name="Calibri" fo:font-size="10pt" fo:language="en" fo:country="US" fo:font-weight="bold" style:font-size-asian="10pt" style:font-weight-asian="bold" style:font-name-complex="Calibri" style:font-size-complex="10pt"/>
    </style:style>
    <style:style style:name="T4" style:family="text">
      <style:text-properties style:font-name="Calibri" fo:font-size="10pt" style:font-size-asian="10pt" style:font-name-complex="Calibri" style:font-size-complex="10pt"/>
    </style:style>
    <style:style style:name="T5" style:family="text">
      <style:text-properties style:font-name="Calibri" fo:font-size="10pt" officeooo:rsid="001920cb" style:font-size-asian="10pt" style:font-name-complex="Calibri" style:font-size-complex="10pt"/>
    </style:style>
    <style:style style:name="T6" style:family="text">
      <style:text-properties style:font-name="Calibri" fo:font-size="10pt" officeooo:rsid="001b1b7b" style:font-size-asian="10pt" style:font-name-complex="Calibri" style:font-size-complex="10pt"/>
    </style:style>
    <style:style style:name="T7" style:family="text">
      <style:text-properties style:font-name="Calibri" style:font-name-complex="Calibri"/>
    </style:style>
    <style:style style:name="T8" style:family="text">
      <style:text-properties style:font-name="Calibri" fo:font-size="8pt" style:font-size-asian="8pt" style:font-name-complex="Calibri" style:font-size-complex="8pt"/>
    </style:style>
    <style:style style:name="T9" style:family="text">
      <style:text-properties fo:color="#00b050" loext:opacity="100%" style:font-name="Calibri" fo:font-size="10pt" fo:font-weight="bold" style:font-size-asian="10pt" style:font-weight-asian="bold" style:font-name-complex="Calibri" style:font-size-complex="10pt"/>
    </style:style>
    <style:style style:name="T10" style:family="text">
      <style:text-properties fo:language="en" fo:country="US" fo:font-weight="bold" style:font-weight-asian="bold"/>
    </style:style>
    <style:style style:name="T11" style:family="text">
      <style:text-properties officeooo:rsid="001920cb"/>
    </style:style>
    <style:style style:name="T12" style:family="text">
      <style:text-properties style:text-position="super 58%" style:font-name="Calibri" fo:font-size="10pt" style:text-underline-style="solid" style:text-underline-width="auto" style:text-underline-color="font-color" style:font-size-asian="10pt" style:font-name-complex="Calibri" style:font-size-complex="10pt"/>
    </style:style>
    <style:style style:name="T13" style:family="text">
      <style:text-properties fo:font-size="8.5pt" fo:font-weight="bold" style:font-size-asian="8.5pt" style:font-weight-asian="bold" style:font-size-complex="8pt"/>
    </style:style>
    <style:style style:name="T14" style:family="text">
      <style:text-properties fo:font-size="12.5pt" fo:font-weight="bold" style:font-size-asian="12.5pt" style:font-weight-asian="bold" style:font-size-complex="12pt"/>
    </style:style>
    <style:style style:name="T15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4">CONSELHO REGIONAL DE ENFERMAGEM DE SANTA CATARINA</text:span></text:p>
      <text:p text:style-name="P7"/>
      <text:p text:style-name="P8"><text:span text:style-name="T13">Autarquia Federal criada pela Lei Nº 5.905/73</text:span></text:p>
      <text:p text:style-name="P22"/>
      <text:p text:style-name="P9">Cerimonial de Posse da Comissão de Ética de Enfermagem (CEE)</text:p>
      <text:p text:style-name="P9"/>
      <text:p text:style-name="P13">Data: <text:span text:style-name="T2">06</text:span>/<text:span text:style-name="T2">12</text:span>/<text:span text:style-name="T2">2022.</text:span> <text:s text:c="2"/>Horário: <text:span text:style-name="T2">11:00h</text:span></text:p>
      <text:p text:style-name="P13">Local: <text:span text:style-name="T2">Hospital e Maternidade Santa Luiza</text:span></text:p>
      <text:p text:style-name="P13"/>
      <text:p text:style-name="P15">I. ABERTURA</text:p>
      <text:p text:style-name="P1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4">Quem fala</text:p>
            <text:p text:style-name="P14"/>
          </table:table-cell>
          <table:table-cell table:style-name="Tabela1.A1" office:value-type="string">
            <text:p text:style-name="P17"><text:span text:style-name="T3">Texto a ser lido</text:span></text:p>
            <text:p text:style-name="P14"/>
          </table:table-cell>
        </table:table-row>
        <table:table-row table:style-name="Tabela1.1">
          <table:table-cell table:style-name="Tabela1.A1" office:value-type="string">
            <text:p text:style-name="P17"><text:span text:style-name="T3">Mestre de Cerimônia</text:span></text:p>
            <text:p text:style-name="P14"/>
          </table:table-cell>
          <table:table-cell table:style-name="Tabela1.A1" office:value-type="string">
            <text:p text:style-name="P17"><text:span text:style-name="T4">Senhores e Senhoras, bom dia. É com grande satisfação que o Conselho Regional de Enfermagem de Santa Catarina dá início à cerimônia de posse da Comissão de Ética de Enfermagem d</text:span><text:span text:style-name="T5">o Hospital e Maternidade Santa Luiza.</text:span></text:p>
            <text:p text:style-name="P17"><text:span text:style-name="T4">A Comissão de Ética é um órgão representativo do Coren/SC nas questões éticas dos profissionais de Enfermagem, que tem como finalidade a orientação, a conscientização, o assessoramento, a emissão de pareceres e a compilação de fatos relacionados ao exercício ético-profissional da categoria na instituição. Agradecendo a presença de todos, convidamos para assistir ao Vídeo Institucional do Coren/SC.</text:span></text:p>
            <text:p text:style-name="P17"><text:a xlink:type="simple" xlink:href="https://drive.google.com/file/d/1fFIdWAh5qZcM0o_eGkm2I6hmGNxYN6Qv/view?usp=sharing" text:style-name="Internet_20_link" text:visited-style-name="Visited_20_Internet_20_Link"><text:span text:style-name="Internet_20_link"><text:span text:style-name="T4">https://drive.google.com/file/d/1fFIdWAh5qZcM0o_eGkm2I6hmGNxYN6Qv/view?usp=sharing</text:span></text:span></text:a><text:span text:style-name="T4"> </text:span></text:p>
          </table:table-cell>
        </table:table-row>
      </table:table>
      <text:p text:style-name="P10"/>
      <text:p text:style-name="P18"><text:span text:style-name="T9">II. COMPOSIÇÃO DA MESA</text:span><text:span text:style-name="T4"> (Verificar as autoridades que vão compor a mesa para poder nomeá-las e destas quais querem se pronunciar.)</text:span></text:p>
      <text:p text:style-name="P10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4">Quem fala</text:p>
            <text:p text:style-name="P20"/>
          </table:table-cell>
          <table:table-cell table:style-name="Tabela2.A1" office:value-type="string">
            <text:p text:style-name="P14">Texto a ser lido</text:p>
            <text:p text:style-name="P14"/>
          </table:table-cell>
        </table:table-row>
        <table:table-row table:style-name="Tabela2.1">
          <table:table-cell table:style-name="Tabela2.A1" office:value-type="string">
            <text:p text:style-name="P17"><text:span text:style-name="T3">Mestre de Cerimônia</text:span></text:p>
            <text:p text:style-name="P14"/>
          </table:table-cell>
          <table:table-cell table:style-name="Tabela2.A1" office:value-type="string">
            <text:p text:style-name="P12">Convidamos para compor a mesa as seguintes autoridades:</text:p>
            <text:p text:style-name="P12">- Presidente do Coren/SC – ou representante. Sr.(a) (titulação e nome) <text:s/></text:p>
            <text:p text:style-name="P17"><text:span text:style-name="T4">- Coordenador(a) da Comissão de Ética do Coren/SC – ou representante Sr.(a) (titulação e nome) <text:s/></text:span></text:p>
            <text:p text:style-name="P17"><text:span text:style-name="T4">- Secretário(a) Municipal de Saúde – ou representante Sr.(a) (titulação e nome) <text:s text:c="2"/></text:span></text:p>
            <text:p text:style-name="P12">- Diretor(a) da Instituição – ou representante Sr.(a) (titulação e nome) <text:s text:c="2"/></text:p>
            <text:p text:style-name="P17"><text:span text:style-name="T4">- Diretor/Gerente de Enfermagem ou equivalente do(a) (instituição) Sr.</text:span><text:span text:style-name="T5">Mario Silva</text:span></text:p>
            <text:p text:style-name="P17"><text:soft-page-break/><text:span text:style-name="T4">- Representante da Comissão de Ética de Enfermagem da instituição que será empossada</text:span></text:p>
            <text:p text:style-name="P12">- Enfermeiro(a) Fiscal Sr.(a) (titulação e nome) –</text:p>
            <text:p text:style-name="P17"><text:span text:style-name="T4">- Outras autoridades que a equipe de Enfermagem julgar importante – convidar.</text:span></text:p>
          </table:table-cell>
        </table:table-row>
      </table:table>
      <text:p text:style-name="P10"/>
      <text:p text:style-name="P18"><text:span text:style-name="T9">III. REGISTRO DE PRESENÇA</text:span><text:span text:style-name="T4"> (Listar outras autoridades presentes, diferentes daquelas que estão compondo a mesa.)</text:span></text:p>
      <text:p text:style-name="P10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4">Quem fala</text:p>
            <text:p text:style-name="P14"/>
          </table:table-cell>
          <table:table-cell table:style-name="Tabela3.A1" office:value-type="string">
            <text:p text:style-name="P14">Texto a ser lido</text:p>
            <text:p text:style-name="P14"/>
          </table:table-cell>
        </table:table-row>
        <table:table-row table:style-name="Tabela3.1">
          <table:table-cell table:style-name="Tabela3.A1" office:value-type="string">
            <text:p text:style-name="P14">Mestre de Cerimônia</text:p>
            <text:p text:style-name="P14"/>
          </table:table-cell>
          <table:table-cell table:style-name="Tabela3.A1" office:value-type="string">
            <text:p text:style-name="P17"><text:span text:style-name="T4">Registramos a presença das seguintes autoridades:</text:span></text:p>
            <text:p text:style-name="P17"><text:span text:style-name="T4">Cargo: </text:span><text:span text:style-name="T5">Diretor</text:span></text:p>
            <text:p text:style-name="P17"><text:span text:style-name="T4">Nome: </text:span><text:span text:style-name="T5">Mario Silva</text:span></text:p>
            <text:p text:style-name="P17"><text:span text:style-name="T4">Cargo: </text:span><text:span text:style-name="T5">Coordenadora Qualidade e Controle de Infecção</text:span></text:p>
            <text:p text:style-name="P12">Nome: Sr.(a) <text:span text:style-name="T11">Suzini Leticia Werner</text:span></text:p>
            <text:p text:style-name="P17"><text:span text:style-name="T4">Cargo: </text:span><text:span text:style-name="T5">Enfermeira da Qualidade e Controle de Infecção</text:span></text:p>
            <text:p text:style-name="P17"><text:span text:style-name="T4">Nome: Sr.(a) </text:span><text:span text:style-name="T5">Melissa Pozza</text:span></text:p>
            <text:p text:style-name="P21"><text:span text:style-name="T5">C</text:span><text:span text:style-name="T4">argo: Coordenador do Centro Cirúrgico</text:span></text:p>
            <text:p text:style-name="P21"><text:span text:style-name="T4">Nome: Sr Francisco Balbino de Andrade Junior</text:span></text:p>
          </table:table-cell>
        </table:table-row>
      </table:table>
      <text:p text:style-name="P10"/>
      <text:p text:style-name="P18"><text:span text:style-name="T9">IV. PRONUNCIAMENTOS</text:span><text:span text:style-name="T4"> (</text:span><text:span text:style-name="T8">Após a verificação de quais autoridades farão uso da palavra, o Mestre de Cerimônias as chama ao microfone para considerações. O ideal é que a fala das autoridades seja breve.)</text:span></text:p>
      <text:p text:style-name="P10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4">Quem fala</text:p>
            <text:p text:style-name="P14"/>
          </table:table-cell>
          <table:table-cell table:style-name="Tabela6.A1" office:value-type="string">
            <text:p text:style-name="P14">Texto a ser lido</text:p>
            <text:p text:style-name="P14"/>
          </table:table-cell>
        </table:table-row>
        <table:table-row table:style-name="Tabela6.1">
          <table:table-cell table:style-name="Tabela6.A1" office:value-type="string">
            <text:p text:style-name="P14">Mestre de Cerimônia</text:p>
            <text:p text:style-name="P14"/>
          </table:table-cell>
          <table:table-cell table:style-name="Tabela6.A1" office:value-type="string">
            <text:p text:style-name="P17"><text:span text:style-name="T4">- Convidamos o(a) Diretor/Gerente de Enfermagem ou equivalente para fazer uso da palavra;</text:span></text:p>
            <text:p text:style-name="P12">- Com a palavra o(a) Diretor(a) da Instituição;</text:p>
            <text:p text:style-name="P17"><text:span text:style-name="T4">- Convidamos o(a) Secretário(a) Municipal de Saúde;</text:span></text:p>
            <text:p text:style-name="P17"><text:span text:style-name="T4">- Para fazer uso da palavra, convidamos o(a) Diretor(a) de Enfermagem para apresentar um breve histórico da Comissão de Ética na instituição, e os atuais eleitos;</text:span></text:p>
            <text:p text:style-name="P17"><text:span text:style-name="T4">- Com a palavra o(a) Coordenador(a) da Comissão de Ética do Coren/SC;</text:span></text:p>
            <text:p text:style-name="P12">- Convidamos o(a) Presidente do Coren/SC (se estiver presente) pra fazer uso da palavra.</text:p>
          </table:table-cell>
        </table:table-row>
      </table:table>
      <text:p text:style-name="P10"/>
      <text:p text:style-name="P15">VII. POSSE</text:p>
      <text:p text:style-name="P15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4">Quem fala</text:p>
            <text:p text:style-name="P14"><text:soft-page-break/></text:p>
          </table:table-cell>
          <table:table-cell table:style-name="Tabela7.A1" office:value-type="string">
            <text:p text:style-name="P17"><text:span text:style-name="T3">Texto a ser lido</text:span></text:p>
            <text:p text:style-name="P14"><text:soft-page-break/></text:p>
          </table:table-cell>
        </table:table-row>
        <table:table-row table:style-name="Tabela7.1">
          <table:table-cell table:style-name="Tabela7.A1" office:value-type="string">
            <text:p text:style-name="P14">Mestre de Cerimônia</text:p>
            <text:p text:style-name="P14"/>
          </table:table-cell>
          <table:table-cell table:style-name="Tabela7.A1" office:value-type="string">
            <text:p text:style-name="P17"><text:span text:style-name="T4">Neste momento vamos proceder à posse da Comissão de Ética de Enfermagem d</text:span><text:span text:style-name="T6">o Hospital e Maternidade Santa Luiza do Município de Balneário Camboriú</text:span><text:span text:style-name="T4">.</text:span></text:p>
            <text:p text:style-name="P17"><text:span text:style-name="T4">Embasam o presente ato a Lei nº 7.498, de 25 de junho de 1986 e o Decreto nº 94.406, de 8 de junho de 1987, que regulamentam o exercício da Enfermagem no país; a Resolução Cofen nº 564/2017, que aprova o Código de Ética dos Profissionais de Enfermagem; a Resolução Cofen nº 370/2010, que aprova o Código de Processo Ético Disciplinar dos Conselhos de Enfermagem; a Resolução Cofen nº 593/2018, que normatiza a criação e funcionamento das Comissões de Ética de Enfermagem-CEE nas instituições com serviço de Enfermagem; Decisão Coren-SC nº 073/2021, homologada pela Decisão Cofen n</text:span><text:span text:style-name="T12">o</text:span><text:span text:style-name="T4"> 008/2022, que aprovou o Regimento Interno do Coren-SC; <text:s/>decisão Coren-SC nº 055, de 28/10/2021, que atualizou o Regimento Interno da Comissão de Ética do Coren-SC (CEC-SC); e, a Portaria Coren-SC nº ___/202_, de __ de ____ de 202_, que designa os membros da Comissão de Ética de Enfermagem d</text:span><text:span text:style-name="T6">o Hospital e Maternidade Santa Luiza de Balneário Camboriú</text:span><text:span text:style-name="T4">, com mandato de __/__/202_ a __/__/202_.</text:span></text:p>
            <text:p text:style-name="P12"/>
            <text:p text:style-name="P17"><text:span text:style-name="T4">Convidamos o(a) Presidente do Coren/SC (nome) ou Representante (nome) para empossar os novos membros da Comissão de Ética do(a) </text:span><text:span text:style-name="T6">Hospital e Maternidade Santa Luiza</text:span><text:span text:style-name="T4">.</text:span></text:p>
            <text:p text:style-name="P12"/>
            <text:p text:style-name="P12"/>
            <text:p text:style-name="P17"><text:span text:style-name="T4">Convidamos o representante da Comissão de Ética empossada para pronunciamento.</text:span></text:p>
            <text:p text:style-name="P12"/>
            <text:p text:style-name="P12"/>
          </table:table-cell>
        </table:table-row>
      </table:table>
      <text:p text:style-name="P10"/>
      <text:p text:style-name="P15">VIII. ENCERRAMENTO</text:p>
      <text:p text:style-name="P15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4">Quem fala</text:p>
            <text:p text:style-name="P14"/>
          </table:table-cell>
          <table:table-cell table:style-name="Tabela8.A1" office:value-type="string">
            <text:p text:style-name="P17"><text:span text:style-name="T3">Texto a ser lido</text:span></text:p>
            <text:p text:style-name="P14"/>
          </table:table-cell>
        </table:table-row>
        <table:table-row table:style-name="Tabela8.1">
          <table:table-cell table:style-name="Tabela8.A1" office:value-type="string">
            <text:p text:style-name="P17"><text:span text:style-name="T3">Mestre de Cerimônia</text:span></text:p>
            <text:p text:style-name="P14"/>
          </table:table-cell>
          <table:table-cell table:style-name="Tabela8.A1" office:value-type="string">
            <text:p text:style-name="P17"><text:span text:style-name="T4">Declaramos encerrada a cerimônia de posse. Informamos que os membros da comissão empossada devem permanecer no local para reunião de instruções com a </text:span><text:soft-page-break/><text:span text:style-name="T4">Comissão de Ética do Coren/SC.</text:span></text:p>
            <text:p text:style-name="P12"/>
            <text:p text:style-name="P12"/>
            <text:p text:style-name="P12"/>
          </table:table-cell>
        </table:table-row>
      </table:table>
      <text:p text:style-name="P10"/>
      <text:p text:style-name="P16">INSTRUÇÕES GERAIS</text:p>
      <text:p text:style-name="P19"><text:span text:style-name="T4">- Verificar previamente se haverá coquetel após a cerimônia e convidar os presentes para tal;</text:span></text:p>
      <text:p text:style-name="P11">- Atenção aos nomes dos convidados. Sempre conferir com a pessoa a pronuncia correta;</text:p>
      <text:p text:style-name="P19"><text:span text:style-name="T4">- Testar previamente o equipamento eletrônico utilizado.</text:span></text:p>
      <text:p text:style-name="P10"/>
      <text:p text:style-name="P4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yriad Pro Light SemiCond" svg:font-family="'Myriad Pro Light SemiCond', 'Segoe UI Light'" style:font-family-generic="swiss" style:font-pitch="variable"/>
    <style:font-face style:name="NSimSun" svg:font-family="NSimSun" style:font-family-generic="system" style:font-pitch="variable"/>
    <style:font-face style:name="Trebuchet MS" svg:font-family="'Trebuchet MS'" style:font-family-generic="swiss" style:font-pitch="variable"/>
  </office:font-face-decls>
  <office:styles>
    <draw:fill-image draw:name="Marca_25_20d_27_gua" draw:display-name="Marca%20d'gua" xlink:href="Pictures/1000000100000197000000AE856855202C34B032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Texto_20_principal" style:display-name="Texto principal" style:family="paragraph" style:parent-style-name="Standard">
      <style:paragraph-properties fo:margin-top="0cm" fo:margin-bottom="0cm" style:contextual-spacing="false" style:line-height-at-least="0.494cm" fo:text-align="justify" style:justify-single-word="false" style:text-autospace="none" style:vertical-align="middle"/>
      <style:text-properties fo:color="#000000" loext:opacity="100%" style:font-name="Myriad Pro Light SemiCond" fo:font-family="'Myriad Pro Light SemiCond', 'Segoe UI Light'" style:font-family-generic="swiss" style:font-pitch="variable" style:font-name-asian="Calibri" style:font-family-asian="Calibri" style:font-family-generic-asian="swiss" style:font-pitch-asian="variable" style:font-name-complex="Myriad Pro Light SemiCond" style:font-family-complex="'Myriad Pro Light SemiCond', 'Segoe UI Light'" style:font-family-generic-complex="swiss" style:font-pitch-complex="variable"/>
    </style:style>
    <style:style style:name="Título_20_Capítulos" style:display-name="Título Capítulos" style:family="paragraph" style:parent-style-name="Texto_20_principal">
      <style:paragraph-properties style:line-height-at-least="0.635cm"/>
      <style:text-properties fo:color="#00ba00" loext:opacity="100%" fo:font-size="16pt" fo:font-weight="bold" style:font-name-asian="Calibri" style:font-family-asian="Calibri" style:font-family-generic-asian="swiss" style:font-pitch-asian="variable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emibold" style:family="text">
      <style:text-properties style:font-name="Myriad Pro Light SemiCond" fo:font-family="'Myriad Pro Light SemiCond', 'Segoe UI Light'" style:font-family-generic="swiss" style:font-pitch="variable" fo:font-size="11pt" fo:language="pt" fo:country="BR" style:font-size-asian="11pt" style:font-name-complex="Myriad Pro Light SemiCond" style:font-family-complex="'Myriad Pro Light SemiCond', 'Segoe UI Light'" style:font-family-generic-complex="swiss" style:font-pitch-complex="variable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3465a4" loext:opacity="100%" style:font-name="Trebuchet MS" fo:font-size="8.5pt" fo:font-weight="bold" officeooo:rsid="0017a638" officeooo:paragraph-rsid="0017a638" style:font-size-asian="8.5pt" style:font-weight-asian="bold" style:font-size-complex="8.5pt" style:font-weight-complex="bold"/>
    </style:style>
    <style:style style:name="MP2" style:family="paragraph" style:parent-style-name="Footer">
      <style:paragraph-properties fo:text-align="end" style:justify-single-word="false"/>
      <style:text-properties fo:color="#2a6099" loext:opacity="100%" style:font-name="Trebuchet MS" fo:font-size="10pt" fo:font-weight="bold" officeooo:rsid="0017a638" officeooo:paragraph-rsid="0017a638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color="#729fcf" draw:fill-image-name="Marca_25_20d_27_gua" draw:fill-image-width="0cm" draw:fill-image-height="0cm" style:repeat="no-repeat" draw:fill-image-ref-point="center" style:footnote-max-height="0cm" loext:margin-gutter="0cm">
        <style:background-image xlink:href="Pictures/1000000100000197000000AE856855202C34B032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2.54cm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bitmap" draw:background-size="border" draw:fill-color="#729fcf" draw:fill-image-name="Marca_25_20d_27_gua" draw:fill-image-width="0cm" draw:fill-image-height="0cm" style:repeat="no-repeat" draw:fill-image-ref-point="center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igura1" text:anchor-type="paragraph" svg:width="17cm" svg:height="1.909cm" draw:z-index="2"><draw:image xlink:href="Pictures/10000001000002280000003E3A4E6D3DD11267E1.png" xlink:type="simple" xlink:show="embed" xlink:actuate="onLoad" draw:mime-type="image/png"/></draw:frame><draw:frame draw:style-name="Mfr2" draw:name="Figura2" text:anchor-type="paragraph" svg:x="-2cm" svg:y="22.948cm" svg:width="20.999cm" svg:height="3.902cm" draw:z-index="6"><draw:image xlink:href="Pictures/10000001000002550000006FBB46E94D9C5CC9AF.png" xlink:type="simple" xlink:show="embed" xlink:actuate="onLoad" draw:mime-type="image/png"/></draw:frame></text:p>
      </style:header>
      <style:footer>
        <text:p text:style-name="MP2"/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Left_20_Page" style:display-name="Left Page" style:page-layout-name="Mpm3" draw:style-name="Mdp2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2" style:next-style-name="Left_20_Page">
      <style:header>
        <text:p text:style-name="Header"/>
      </style:header>
    </style:master-page>
    <style:master-page style:name="Envelope" style:page-layout-name="Mpm5" draw:style-name="Mdp2">
      <style:header>
        <text:p text:style-name="Header"/>
      </style:header>
    </style:master-page>
    <style:master-page style:name="Index" style:page-layout-name="Mpm2" draw:style-name="Mdp2">
      <style:header>
        <text:p text:style-name="Header"/>
      </style:header>
    </style:master-page>
    <style:master-page style:name="HTML" style:page-layout-name="Mpm6" draw:style-name="Mdp2">
      <style:header>
        <text:p text:style-name="Header"/>
      </style:header>
    </style:master-page>
    <style:master-page style:name="Footnote" style:page-layout-name="Mpm7" draw:style-name="Mdp2">
      <style:header>
        <text:p text:style-name="Header"/>
      </style:header>
    </style:master-page>
    <style:master-page style:name="Endnote" style:page-layout-name="Mpm7" draw:style-name="Mdp2">
      <style:header>
        <text:p text:style-name="Header"/>
      </style:header>
    </style:master-page>
    <style:master-page style:name="Landscape" style:page-layout-name="Mpm8" draw:style-name="Mdp2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1T09:29:10.922000000</meta:creation-date>
    <meta:editing-duration>PT1M33S</meta:editing-duration>
    <meta:editing-cycles>2</meta:editing-cycles>
    <meta:generator>LibreOffice/7.3.2.2$Windows_X86_64 LibreOffice_project/49f2b1bff42cfccbd8f788c8dc32c1c309559be0</meta:generator>
    <dc:date>2022-11-21T09:30:41.673000000</dc:date>
    <meta:document-statistic meta:table-count="6" meta:image-count="2" meta:object-count="0" meta:page-count="4" meta:paragraph-count="65" meta:word-count="760" meta:character-count="4961" meta:non-whitespace-character-count="4246"/>
  </office:meta>
</office:document-meta>
</file>